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Model_1</text:p>
          </table:table-cell>
          <table:table-cell office:value-type="string" calcext:value-type="string">
            <text:p>model_2(stateless)</text:p>
          </table:table-cell>
        </table:table-row>
        <table:table-row table:style-name="ro1">
          <table:table-cell/>
          <table:table-cell office:value-type="string" calcext:value-type="string">
            <text:p>Train</text:p>
          </table:table-cell>
          <table:table-cell office:value-type="float" office:value="46.7539777102275" calcext:value-type="float">
            <text:p>46.7539777102275</text:p>
          </table:table-cell>
          <table:table-cell office:value-type="float" office:value="50.52289151" calcext:value-type="float">
            <text:p>50.52289151</text:p>
          </table:table-cell>
        </table:table-row>
        <table:table-row table:style-name="ro1">
          <table:table-cell/>
          <table:table-cell office:value-type="string" calcext:value-type="string">
            <text:p>Validation</text:p>
          </table:table-cell>
          <table:table-cell office:value-type="float" office:value="34.9666296204103" calcext:value-type="float">
            <text:p>34.9666296204103</text:p>
          </table:table-cell>
          <table:table-cell office:value-type="float" office:value="38.99935834" calcext:value-type="float">
            <text:p>38.999358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2:44:07.500906901</meta:creation-date>
    <dc:date>2017-11-30T02:46:52.633746876</dc:date>
    <meta:editing-duration>PT2M49S</meta:editing-duration>
    <meta:editing-cycles>1</meta:editing-cycles>
    <meta:generator>LibreOffice/5.3.6.1$Linux_X86_64 LibreOffice_project/30m0$Build-1</meta:generator>
    <meta:document-statistic meta:table-count="1" meta:cell-count="8" meta:object-count="0"/>
  </office:meta>
</office:document-meta>
</file>